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co12" style:family="table-column">
      <style:table-column-properties fo:break-before="auto" style:column-width="0.9736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0" table:formula="of:=SUM([.G3:.G25])" table:style-name="ce8">
            <text:p>0</text:p>
          </table:table-cell>
          <table:table-cell office:value-type="float" office:value="0" table:formula="of:=SUM([.H3:.H25])" table:style-name="ce8">
            <text:p>0</text:p>
          </table:table-cell>
          <table:table-cell office:value-type="float" office:value="36" table:formula="of:=SUM([.B26:.H26])" table:style-name="ce8">
            <text:p>36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2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3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4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3T15:06:22Z</dc:date>
    <meta:editing-cycles>6</meta:editing-cycles>
    <meta:editing-duration>PT2305S</meta:editing-duration>
  </office:meta>
</office:document-meta>
</file>